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254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11.859cm"/>
    </style:style>
    <style:style style:name="co10" style:family="table-column">
      <style:table-column-properties fo:break-before="auto" style:column-width="10.437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3.627cm"/>
    </style:style>
    <style:style style:name="co13" style:family="table-column">
      <style:table-column-properties fo:break-before="auto" style:column-width="3.7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4">
        <office:forms form:automatic-focus="false" form:apply-design-mode="false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7" table:default-cell-style-name="Default"/>
        <table:table-column table:style-name="co7" table:number-columns-repeated="15" table:default-cell-style-name="Default"/>
        <table:table-column table:style-name="co8" table:number-columns-repeated="996" table:default-cell-style-name="Default"/>
        <table:table-row table:style-name="ro1">
          <table:table-cell table:style-name="ce1" office:value-type="string">
            <text:p>НАЗВАНИЕ ТОВАРА</text:p>
          </table:table-cell>
          <table:table-cell table:style-name="ce1" office:value-type="string">
            <text:p>СЕКТОР</text:p>
          </table:table-cell>
          <table:table-cell table:style-name="ce1" office:value-type="string">
            <text:p>ПОЛОЖЕНИЕ В СЕКТОРЕ</text:p>
          </table:table-cell>
          <table:table-cell table:style-name="ce1" office:value-type="string">
            <text:p>КОЛИЧЕСТВО</text:p>
          </table:table-cell>
          <table:table-cell table:style-name="ce1" office:value-type="string">
            <text:p>ЗАКУПОЧНАЯ ЦЕНА</text:p>
          </table:table-cell>
          <table:table-cell table:style-name="ce1" office:value-type="string">
            <text:p>ЦЕНА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oRD ECO/SPORT 2012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ALBEA 2007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rio jb 2005-2011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nissan note 2006-2009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rato 2013-16 коротк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5">
            <text:p>7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vw cady 1996-2004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chevrolet spark ) m200) 2005-2010</text:p>
          </table:table-cell>
          <table:table-cell table:style-name="ce5" office:value-type="string">
            <text:p>А (витрина розницы)</text:p>
          </table:table-cell>
          <table:table-cell table:style-name="ce3" office:value-type="string">
            <text:p>справа отприлавка, 2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iesta 2008-2012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rio Jb 2005-2011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nissan x-trail 2007-2014 гв кузов т31 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n focus 2004-2008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jazz 2008-2014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c 2015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5">
            <text:p>7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honda cr-v 2007-2009 коротк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04 коротк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прилавка,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5">
            <text:p>7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opel corsa d 2007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juke 2020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cruze c 2009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crafter 2007-2016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x-tail 2001-2006 t30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note 2009-2013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juke 2020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x-tail 2007-2014 t31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ivic 2006 sedan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OCUS 3+ 2015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transit 2007-2017 коротк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6 2008-2012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4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r-v 2007-2009 коротк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5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rio DC 2003-2005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5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715">
            <text:p>7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uzuki sx-4 2005-2021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5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04 2009 СБОРКА В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5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ducato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справа от прилавка,5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NOS 2005 C РЕШЕТКОЙ РАДИАТОРА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1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OPEL ZAFIRA A 1999-2006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1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A 3 2003- HB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ry tiggo 2005-2010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tucson 2004-2009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remiera 1999-2001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tucson 2004-2009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за прилавком на стене,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2123 chevrolet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лада x-ray 2016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 kalina 2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kalina 1/ kalina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lada priora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Газель новая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нива шевроле козырек на лобовое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2107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2105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2106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printer classic 1995-2005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газель next 2013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solaris 2010-2014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задний козырек solaris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accent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assat b5+ 2001-2005 белы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r zafira a 1995-2006 телевизор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aveo 2006- sedan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t vectra 2002-2006 телевизор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koda karoq 2020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oul am 2011-2013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ford focus 3 2011-2015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athfinder r52 2012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corsa d c 2007 Широ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exus rx стандарт 2009-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amri ru 50 2015- после рейстайлинга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s-centra b17 c 2014 короткий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qashkai 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ПАТРИОТ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aewoo matiz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aewoo nexia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ocus ???</text:p>
          </table:table-cell>
          <table:table-cell table:style-name="ce5" office:value-type="string">
            <text:p>А (витрина розницы)</text:p>
          </table:table-cell>
          <table:table-cell table:style-name="ce5" office:value-type="string">
            <text:p>прилавок слева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i30 2008-2012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Peugeut 2006 c 199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captiva 2006-201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x-trail 2007-2014 кузов t3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koda fabia 2007-2010 гв 5G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3c седан хб 2009-2013гв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uzuki grand vitara 3 escudo c 2005гв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ry fora c 2006gv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audi a6( кузов 4В С5) с 1997-2004гв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газель Next c 2013гв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3 c 199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6 2002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capture c 2016 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golf 6 c 2008-2012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04-2009 сборка в калиниграде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ВАЗ НИВА Travel 202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5">
            <text:p>7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suzuki grand vitara 3 escudo c 2005гв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2013-2019 e160 e170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SRORT (MONTERO SPORT) 1998-200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athinder (r51) 2010-2014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outander 2009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verna 2006-2009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VW TIGUAN 2008-2016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TRANSIT 2014- ВАРИАНТ A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A-LARGUS R90 2021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80">
            <text:p>680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MItsubishi outander 2012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CLIO SYMBOL 2001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CORSA C 2000-200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3 2003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AMRI 2006-201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DOBLO 2005-201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AVEO 2003-2006 (SEDan) 2003-2008 (hb)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eely emgrant ec7 2009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eely mk 2006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astra h c 2004-2014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vectra B 1996-200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asrta h 2004-2009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rezzo 2004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orento XM 2009-2015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KIA CEED 2007-2009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5">
            <text:p>70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FIAT ALBEA 200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OCUS 2004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SOLARIS 2014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PICANTO (SA) C 2007-201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2007-2014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AVEO 2006- SEDAN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TOYOTA RAV-4 2009-2013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KODA YETTI 2013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OUL 2014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GOLF 3 1991-199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ZAFIRA B 2006-201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AEWOO MaTIZ C 1998 большой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itroen c4 <text:s/>c 2010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highlander 2010-2013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cobalt 201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vectra b 1996-2001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h1 grand starrex 2007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avensis t250 2003-2008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mondeo 3 2001-2006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skoda fabia 5j 2010-2014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c-max / focus c-max 200-2006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matrix 2000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uzuki vitara 2015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r-v 2002-200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miTSUBISHI outlander 2001-2007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opel insignia 2008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hevrolet cruze 2009-</text:p>
          </table:table-cell>
          <table:table-cell table:style-name="ce5" office:value-type="string">
            <text:p>B (склад за розницей)</text:p>
          </table:table-cell>
          <table:table-cell table:style-name="ce5" office:value-type="string">
            <text:p>полка 1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wv polo 5 <text:s/>2015-202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olo 4 2005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sang young kyron c 2005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sedes benz sptinter br 901-905 2002-2006 / sprinter classic c 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elantra 2000-200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audi a4 кузов 8d b5 1994-2001 г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200 c 2015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megane 2 2002-2008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creta 2016-202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-4 1990-1998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rav-4 2006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carisma 2000-2005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ifan solano 620 (lf-7162) 2008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200 2015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ifan x50 2015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sang young actyon 2011-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rav-4 2009-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kuga 2008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b-7 2010-2014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c-max / focus c-max 22007-201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almera 2000- (n16)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-5+ 2009-2016 вариант b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a-largus r90 2021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cangoo c 2003-2007 после рестайлинга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amri ru (50) 2015-2018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PICANTO (SA) 2007-2011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VW T-5 2003-2009 ВАРИАНТ B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AUDI A4 КУЗОВ 8E B6 2001-2005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OURAN 2007-201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ECO/SPORT 2012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RIO 4 2017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WV BORA 1998-2005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CANgoo c 2007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RY BONUS 3 E3/ A19 2013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IGUAN 2016-202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2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CHERY TIGGO T11 2005-201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3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E160/E170 2013-201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CARAWELLE MULTIVAN 1998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athinder (r51) 2010-2014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RAV-4 2000-2006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ORLANDO 2010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ANCER 2007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3 2003-2008 SEDan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land cruiser 100 j100-101 1998-2007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rato 2009-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chevrolet captiva 2011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outlander 2001-2007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Peugeut 307 2005-2008 рестайлинг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traffic 2001-2014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e12 hb 2002-2007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Peugeut 307 2001-2005 до рестайлинга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getz 2002-2005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2 1991-1998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e12 2001-2007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ord c-max focus c-max 2003-2006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ANCER 2007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ED 2007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5">
            <text:p>7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kia rio JB 2005-2011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5">
            <text:p>72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CHEVROLET AVEO 2008-2011 HB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AUDI 100 45 КУЗОВ C4 1990-1994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eely emgrant X7 2013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outander 2007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r-v 1995-2002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epica 2006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sport 2015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полка 3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huindai getz 2006-2011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ed 2012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ford focus 2 2005-2006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renault logan 2014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kia rio sedan 2011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geely emgrant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atsun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olo 5 2009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niSSAN Almera 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mersedes benz sptinter <text:s/>2000-2005/ sprinter classic c 2013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kia spectra 2000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AVEO SEDan 2006-2012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ifaN solano 2010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renault logan 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jetta 5 2005-2010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Almera classic 2006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avante 4 hd 2011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sandero 2007-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rio 2011- (sedan?)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ectra 2000-2009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x-ray xl 2015</text:p>
          </table:table-cell>
          <table:table-cell table:style-name="ce5" office:value-type="string">
            <text:p>B (склад за розницей)</text:p>
          </table:table-cell>
          <table:table-cell table:style-name="ce3" office:value-type="string">
            <text:p>висит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RY AMULET A15 2013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ND CRUISER PRADO 150 2013-2017 ПОСЛЕ РЕСТАЙЛИНГА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2006- ШИРОКИЙ НАКЛЕЙКА СО СТИКОРОМ ВНУТРИ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GALANT 1997-2003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S-MAX 2010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OURAN 2003-2007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CADDY 2004-2010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R-V 2007-2009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200 1996-2007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azda 6 2002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200 2007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CEDES-BENZ SPRINTER 2 2006- длинный широкий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kia cerato 2004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opel astra j 2009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ducato c 2003-2006 c 2006 <text:s/>сборка в россии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almera 2000- N16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10-2015 КОРОТКИЙ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RIMERA 2001- p12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ancer c 2003 длинный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tuCSON C 2015 КОРОТКИЙ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jetta 6 2010-201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transit connect 2002-2009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tranSIT 2014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transit 2007-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x-trail 2014- кузов t-32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quashqai 2006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рамками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string">
            <text:p><text:s/>toyota corolla e12 2001-2007 sedan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vivaro 2001-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iesta 2002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quasqai 2009-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santa fe DM 2012-201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CEDES-BENZ SPRINTER BR 901-205 1995-2002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200 c 2007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5+ 2009-2016 ВАРИАНТ Б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piCANTO (SA) 2004-2007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liFAN X60 C 2011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laND CRUISER 200 2007-201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ducato c 2003-2006 c 2006 <text:s/>сборка в россии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sonata ef 2001-200 2004- тагаз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ASX 2010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rato 2013-2016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spaCE STAR 1998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merCEDES-BENZ SPRINTER BR 906 C 2013 ВАРИАНТ A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3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5+ 2009-2016 ВАРИАНТ а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saNG YOUNG ACTYON 2013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ry tiGGO 3 C 2017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quasqai 2019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santa fe 2007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5 2003-2009 вариант a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onda civic 2001-2003 sedan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5" office:value-type="string">
            <text:p>1 (поломан)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sonata ef 2001-2004 2004- сборка тагаз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golf plus 2005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x-trail 2001-2006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b6 2005-2010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IX3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5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rimera 1999-2001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пол под рамками 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orolla 2007-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murano z50 2002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15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10-201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5"/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2" office:value-type="string">
            <text:p>chery m11 (a3) 2008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5"/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2" office:value-type="string">
            <text:p>vw tiguan 2008-2016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reat wall hover h5 2010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olo 6 2020- sedan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reat wall hover h3 2010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astra j 2009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peugeut partner 2002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15">
            <text:p>715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hyundai matrix 2008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pajero 4 2006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amri ru 50 2011-201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PRIMERA 2001- p12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mokka 2012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справа от рамок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audi a6 кузов 4a c4 1994-1997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toyota camry 2001-2006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iesta 1999-2002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2010-201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CERATO 2009-2013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CEDES-BENZ vito w447 2014- короткий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B-5 1997-2001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rYSER VOYAGER 4 2001-200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elantra 2004-2010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ена центр (между рамками и ветровиками)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 fl 2018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3 2010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solaris 2011-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 1994-2003 1998-2008 сборка в калининграде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uindai accent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l solaris 2014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cetti HB 2003-2013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vesta 2015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fokus 2 рестайлинг 2008-2011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kalina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astra G 1998-2003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captiva 2011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ifan solano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Ваз 2110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cetti HB 2003-2013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ASSAT B5+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 2011-</text:p>
          </table:table-cell>
          <table:table-cell table:style-name="ce5" office:value-type="string">
            <text:p>С (склад середина)</text:p>
          </table:table-cell>
          <table:table-cell table:style-name="ce5" office:value-type="string">
            <text:p>стол под порогами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renault duster 2010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 2 2018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eely emgrant седан/хэтчбэк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iat ducato peugeot boxer citroen jumper 2006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cedes-benz vito v639, viano 2003-2009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opel vivaro/ renault trafic/ nissan primastar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fORD ECO/SPORT 2012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itsubishi lancer 9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mercedes benz vito w638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nissan terrano 2014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az patriot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geely mk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kia sportage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hyundai solaris 2017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cetti HB 2003-2013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nos sens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t-41990-2003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datsun on-do mi-do 2014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vw polo sed hb 2015-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koda octavia tour 1996-2020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lada granta kalina 2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chevrolet lanos sens</text:p>
          </table:table-cell>
          <table:table-cell table:style-name="ce5" office:value-type="string">
            <text:p>D (вход в опт)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599">
          <table:table-cell table:number-columns-repeated="1024"/>
        </table:table-row>
        <table:table-row table:style-name="ro2" table:number-rows-repeated="10476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6" table:default-cell-style-name="Default"/>
        <table:table-column table:style-name="co9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6" table:default-cell-style-name="Default"/>
        <table:table-column table:style-name="co9" table:number-columns-repeated="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6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3" style:display-name="PageStyle_Лист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11-05T16:40:57.79</dc:date>
    <dc:creator>Софья Сысоева</dc:creator>
    <meta:editing-duration>PT4M23S</meta:editing-duration>
    <meta:editing-cycles>1</meta:editing-cycles>
    <meta:document-statistic meta:table-count="3" meta:cell-count="1384" meta:object-count="0"/>
  </office:meta>
</office:document-meta>
</file>